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2" style:family="graphic" style:parent-style-name="objectwithoutfill">
      <style:graphic-properties svg:stroke-color="#3465a4"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3465a4" draw:marker-end="Arrowheads_20_4" draw:marker-end-width="0.3cm" draw:fill="none" draw:textarea-vertical-align="bottom"/>
      <style:paragraph-properties style:writing-mode="lr-tb"/>
    </style:style>
    <style:style style:name="gr4" style:family="graphic" style:parent-style-name="standard">
      <style:graphic-properties svg:stroke-color="#355269" draw:fill-color="#ffffff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5" style:family="graphic" style:parent-style-name="objectwithoutfill">
      <style:graphic-properties svg:stroke-color="#3465a4" draw:marker-end="Arrowheads_20_5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12cm" fo:min-width="0.562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454cm" fo:min-width="1.788cm" fo:wrap-option="wrap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0.454cm" fo:min-width="1.964cm" fo:wrap-option="wrap"/>
      <style:paragraph-properties style:writing-mode="lr-tb"/>
    </style:style>
    <style:style style:name="gr10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9" draw:marker-end-width="0.3cm" draw:fill="none" draw:textarea-vertical-align="bottom"/>
      <style:paragraph-properties style:writing-mode="lr-tb"/>
    </style:style>
    <style:style style:name="gr13" style:family="graphic" style:parent-style-name="objectwithoutfill">
      <style:graphic-properties draw:marker-end="Arrowheads_20_20" draw:marker-end-width="0.3cm" draw:fill="none" draw:textarea-vertical-align="bottom"/>
      <style:paragraph-properties style:writing-mode="lr-tb"/>
    </style:style>
    <style:style style:name="gr14" style:family="graphic" style:parent-style-name="objectwithoutfill">
      <style:graphic-properties draw:marker-end="Arrowheads_20_28" draw:marker-end-width="0.3cm" draw:fill="none" draw:textarea-vertical-align="bottom"/>
      <style:paragraph-properties style:writing-mode="lr-tb"/>
    </style:style>
    <style:style style:name="gr15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0.63cm" fo:min-width="1.964cm" fo:wrap-option="wrap"/>
      <style:paragraph-properties style:writing-mode="lr-tb"/>
    </style:style>
    <style:style style:name="gr17" style:family="graphic" style:parent-style-name="objectwithoutfill">
      <style:graphic-properties draw:marker-end="Arrowheads_20_57" draw:marker-end-width="0.3cm" draw:fill="none" draw:textarea-vertical-align="bottom"/>
      <style:paragraph-properties style:writing-mode="lr-tb"/>
    </style:style>
    <style:style style:name="gr18" style:family="graphic" style:parent-style-name="objectwithoutfill">
      <style:graphic-properties draw:marker-end="Arrowheads_20_58" draw:marker-end-width="0.3cm" draw:fill="none" draw:textarea-vertical-align="bottom"/>
      <style:paragraph-properties style:writing-mode="lr-tb"/>
    </style:style>
    <style:style style:name="gr19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61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1.158cm" fo:min-width="1.964cm" fo:wrap-option="wrap"/>
      <style:paragraph-properties style:writing-mode="lr-tb"/>
    </style:style>
    <style:style style:name="gr23" style:family="graphic" style:parent-style-name="objectwithoutfill">
      <style:graphic-properties draw:marker-end="Arrowheads_20_62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63" draw:marker-end-width="0.3cm" draw:fill="none" draw:textarea-vertical-align="bottom"/>
      <style:paragraph-properties style:writing-mode="lr-tb"/>
    </style:style>
    <style:style style:name="gr25" style:family="graphic" style:parent-style-name="standard">
      <style:graphic-properties draw:marker-start="Arrowheads_20_65" draw:marker-start-width="0.3cm" draw:textarea-vertical-align="middle"/>
      <style:paragraph-properties style:writing-mode="lr-tb"/>
    </style:style>
    <style:style style:name="gr26" style:family="graphic" style:parent-style-name="standard">
      <style:graphic-properties draw:marker-start="Arrowheads_20_66" draw:marker-start-width="0.3cm"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67" draw:marker-end-width="0.3cm" draw:fill="none" draw:textarea-vertical-align="bottom"/>
      <style:paragraph-properties style:writing-mode="lr-tb"/>
    </style:style>
    <style:style style:name="gr28" style:family="graphic" style:parent-style-name="objectwithoutfill">
      <style:graphic-properties draw:marker-end="Arrowheads_20_70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71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78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81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Arrowheads_20_86" draw:marker-end-width="0.3cm" draw:fill="none" draw:textarea-vertical-align="bottom"/>
      <style:paragraph-properties style:writing-mode="lr-tb"/>
    </style:style>
    <style:style style:name="gr33" style:family="graphic" style:parent-style-name="objectwithoutfill">
      <style:graphic-properties draw:marker-end="Arrowheads_20_87" draw:marker-end-width="0.3cm" draw:fill="none" draw:textarea-vertical-align="bottom"/>
      <style:paragraph-properties style:writing-mode="lr-tb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158cm" fo:min-width="2.593cm" fo:wrap-option="wrap"/>
      <style:paragraph-properties style:writing-mode="lr-tb"/>
    </style:style>
    <style:style style:name="gr35" style:family="graphic" style:parent-style-name="objectwithoutfill">
      <style:graphic-properties draw:marker-end="Arrowheads_20_93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Arrowheads_20_95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96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97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100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101" draw:marker-end-width="0.3cm" draw:fill="none" draw:textarea-vertical-align="top"/>
      <style:paragraph-properties style:writing-mode="lr-tb"/>
    </style:style>
    <style:style style:name="gr41" style:family="graphic" style:parent-style-name="objectwithoutfill">
      <style:graphic-properties draw:marker-end="Arrowheads_20_102" draw:marker-end-width="0.3cm" draw:fill="none" draw:textarea-vertical-align="middle"/>
      <style:paragraph-properties style:writing-mode="lr-tb"/>
    </style:style>
    <style:style style:name="gr42" style:family="graphic" style:parent-style-name="objectwithoutfill">
      <style:graphic-properties draw:marker-end="Arrowheads_20_103" draw:marker-end-width="0.3cm" draw:fill="none" draw:textarea-vertical-align="middle"/>
      <style:paragraph-properties style:writing-mode="lr-tb"/>
    </style:style>
    <style:style style:name="gr43" style:family="graphic" style:parent-style-name="objectwithoutfill">
      <style:graphic-properties draw:marker-end="Arrowheads_20_104" draw:marker-end-width="0.3cm" draw:fill="none" draw:textarea-vertical-align="top"/>
      <style:paragraph-properties style:writing-mode="lr-tb"/>
    </style:style>
    <style:style style:name="gr44" style:family="graphic" style:parent-style-name="objectwithoutfill">
      <style:graphic-properties draw:marker-end="Arrowheads_20_105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106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107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108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109" draw:marker-end-width="0.3cm" draw:fill="none" draw:textarea-vertical-align="middle"/>
      <style:paragraph-properties style:writing-mode="lr-tb"/>
    </style:style>
    <style:style style:name="gr49" style:family="graphic" style:parent-style-name="objectwithoutfill">
      <style:graphic-properties draw:marker-end="Arrowheads_20_110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marker-end="Arrowheads_20_111" draw:marker-end-width="0.3cm" draw:fill="none" draw:textarea-vertical-align="middle"/>
      <style:paragraph-properties style:writing-mode="lr-tb"/>
    </style:style>
    <style:style style:name="gr51" style:family="graphic" style:parent-style-name="objectwithoutfill">
      <style:graphic-properties draw:marker-end="Arrowheads_20_112" draw:marker-end-width="0.3cm" draw:fill="none" draw:textarea-vertical-align="bottom"/>
      <style:paragraph-properties style:writing-mode="lr-tb"/>
    </style:style>
    <style:style style:name="gr52" style:family="graphic" style:parent-style-name="objectwithoutfill">
      <style:graphic-properties draw:marker-end="Arrowheads_20_114" draw:marker-end-width="0.3cm" draw:fill="none" draw:textarea-vertical-align="middl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1.001cm" fo:min-width="2.251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2pt" style:font-size-complex="12pt"/>
    </style:style>
    <style:style style:name="P9" style:family="paragraph">
      <loext:graphic-properties draw:fill-color="#dee6e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11" style:family="paragraph">
      <loext:graphic-properties draw:fill="none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CJK SC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CJK SC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3465a4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cm" svg:height="1.5cm" svg:x="4.5cm" svg:y="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.5cm" svg:y1="5.75cm" svg:x2="4.5cm" svg:y2="5.75cm">
          <text:p text:style-name="P3"><text:span text:style-name="T2">St</text:span><text:span text:style-name="T2">art</text:span></text:p>
          <text:p text:style-name="P3"><text:span text:style-name="T3"/></text:p>
        </draw:line>
        <draw:connector draw:style-name="gr3" draw:text-style-name="P6" draw:layer="layout" draw:type="curve" svg:x1="4.719cm" svg:y1="5.219cm" svg:x2="5.781cm" svg:y2="5.219cm" draw:start-shape="id1" draw:start-glue-point="5" draw:end-shape="id1" draw:end-glue-point="11" svg:d="M4719 5219c0-1080 1062-1080 1062 0" svg:viewBox="0 0 1063 811">
          <text:p text:style-name="P5"><text:span text:style-name="T1">sp</text:span><text:span text:style-name="T1">ac</text:span><text:span text:style-name="T1">e,</text:span></text:p>
          <text:p text:style-name="P5"><text:span text:style-name="T1">\t, \</text:span><text:span text:style-name="T1">n, \</text:span><text:span text:style-name="T1">r</text:span></text:p>
          <text:p text:style-name="P5"><text:span text:style-name="T4"/></text:p>
        </draw:connector>
        <draw:custom-shape draw:style-name="gr4" draw:text-style-name="P2" xml:id="id2" draw:id="id2" draw:layer="layout" svg:width="1.5cm" svg:height="1.5cm" svg:x="11cm" svg:y="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5" draw:id="id5" draw:layer="layout" svg:x1="6cm" svg:y1="5.75cm" svg:x2="11cm" svg:y2="5.75cm">
          <text:p text:style-name="P7"><text:span text:style-name="T1"># <text:s/></text:span><text:span text:style-name="T5"><text:s text:c="2"/></text:span><text:span text:style-name="T5"><text:s text:c="4"/></text:span></text:p>
          <text:p text:style-name="P5"><text:span text:style-name="T4"/></text:p>
        </draw:line>
        <draw:connector draw:style-name="gr6" draw:text-style-name="P8" draw:layer="layout" draw:type="curve" svg:x1="11.219cm" svg:y1="5.219cm" svg:x2="12.281cm" svg:y2="5.219cm" draw:start-shape="id2" draw:start-glue-point="5" draw:end-shape="id2" draw:end-glue-point="11" svg:d="M11219 5219c0-1080 1062-1080 1062 0" svg:viewBox="0 0 1063 811">
          <text:p text:style-name="P3"><text:span text:style-name="T1">Ch</text:span><text:span text:style-name="T1">ar</text:span><text:span text:style-name="T1">act</text:span><text:span text:style-name="T1">er</text:span><text:span text:style-name="T1">s </text:span><text:span text:style-name="T1">co</text:span><text:span text:style-name="T1">nt</text:span><text:span text:style-name="T1">ai</text:span><text:span text:style-name="T1">ni</text:span><text:span text:style-name="T1">ng </text:span><text:span text:style-name="T1">ta</text:span><text:span text:style-name="T1">bs</text:span></text:p>
          <text:p text:style-name="P3"><text:span text:style-name="T1">bu</text:span><text:span text:style-name="T1">t </text:span><text:span text:style-name="T1">no </text:span><text:span text:style-name="T1">ot</text:span><text:span text:style-name="T1">he</text:span><text:span text:style-name="T1">r </text:span><text:span text:style-name="T1">co</text:span><text:span text:style-name="T1">ntr</text:span><text:span text:style-name="T1">ol </text:span><text:span text:style-name="T1">ch</text:span><text:span text:style-name="T1">ar</text:span><text:span text:style-name="T1">act</text:span><text:span text:style-name="T1">er</text:span><text:span text:style-name="T1">s</text:span></text:p>
          <text:p text:style-name="P3"><text:span text:style-name="T1">( \</text:span><text:span text:style-name="T1">0x</text:span><text:span text:style-name="T1">00</text:span><text:span text:style-name="T1">~\</text:span><text:span text:style-name="T1">0x</text:span><text:span text:style-name="T1">08</text:span><text:span text:style-name="T1">, \</text:span><text:span text:style-name="T1">0x</text:span><text:span text:style-name="T1">0A</text:span><text:span text:style-name="T1">~\</text:span><text:span text:style-name="T1">0x</text:span><text:span text:style-name="T1">1F, </text:span><text:span text:style-name="T1">\</text:span><text:span text:style-name="T1">0x</text:span><text:span text:style-name="T1">7f)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5"><text:span text:style-name="T5"/></text:p>
          <text:p text:style-name="P5"><text:span text:style-name="T5"/></text:p>
        </draw:connector>
        <draw:custom-shape draw:style-name="gr7" draw:text-style-name="P2" xml:id="id29" draw:id="id29" draw:layer="layout" svg:width="1.5cm" svg:height="1.5cm" svg:x="16.5cm" svg:y="5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xml:id="id6" draw:id="id6" draw:layer="layout" svg:width="1.5cm" svg:height="1.5cm" svg:x="11cm" svg:y="8.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0" draw:id="id30" draw:layer="layout" svg:width="1.5cm" svg:height="1.5cm" svg:x="19cm" svg:y="8.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9" draw:layer="layout" svg:width="3.25cm" svg:height="1cm" svg:x="20.25cm" svg:y="7.25cm">
          <text:p text:style-name="P1"><text:span text:style-name="T1">Bare ke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9" draw:layer="layout" svg:width="3.5cm" svg:height="1cm" svg:x="17.75cm" svg:y="3.75cm">
          <text:p text:style-name="P1"><text:span text:style-name="T1">Co</text:span><text:span text:style-name="T1">m</text:span><text:span text:style-name="T1">m</text:span><text:span text:style-name="T1">en</text:span><text:span text:style-name="T1">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8" draw:id="id8" draw:layer="layout" svg:width="1.5cm" svg:height="1.5cm" svg:x="11cm" svg:y="12.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1.5cm" svg:height="1.5cm" svg:x="17.5cm" svg:y="12.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9" draw:id="id9" draw:layer="layout" svg:x1="12.5cm" svg:y1="12.85cm" svg:x2="17.5cm" svg:y2="12.85cm">
          <text:p text:style-name="P7"><text:span text:style-name="T1">“</text:span><text:span text:style-name="T5"> <text:s text:c="4"/></text:span><text:span text:style-name="T5"><text:s/></text:span></text:p>
          <text:p text:style-name="P5"><text:span text:style-name="T4"/></text:p>
        </draw:line>
        <draw:connector draw:style-name="gr10" draw:text-style-name="P10" draw:layer="layout" draw:type="curve" svg:x1="17.719cm" svg:y1="12.319cm" svg:x2="18.781cm" svg:y2="12.319cm" draw:start-shape="id3" draw:start-glue-point="5" draw:end-shape="id3" draw:end-glue-point="11" svg:d="M17719 12319c0-1080 1062-1080 1062 0" svg:viewBox="0 0 1063 811">
          <text:p text:style-name="P5"><text:span text:style-name="T1">Character </text:span><text:span text:style-name="T1">that are </text:span><text:span text:style-name="T1">not </text:span><text:span text:style-name="T2">“, \,</text:span></text:p>
          <text:p text:style-name="P5"><text:span text:style-name="T1">\0x00~\</text:span><text:span text:style-name="T1">0x08, \</text:span><text:span text:style-name="T1">0x0A~\</text:span><text:span text:style-name="T1">0x1F, \</text:span><text:span text:style-name="T1">0x7f</text:span></text:p>
          <text:p text:style-name="P5"><text:span text:style-name="T1"/></text:p>
          <text:p text:style-name="P5"><text:span text:style-name="T5"/></text:p>
          <text:p text:style-name="P5"><text:span text:style-name="T5"/></text:p>
        </draw:connector>
        <draw:custom-shape draw:style-name="gr7" draw:text-style-name="P2" xml:id="id31" draw:id="id31" draw:layer="layout" svg:width="1.5cm" svg:height="1.5cm" svg:x="24cm" svg:y="12.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9" draw:layer="layout" svg:width="3.25cm" svg:height="1cm" svg:x="25.5cm" svg:y="11.1cm">
          <text:p text:style-name="P1"><text:span text:style-name="T1">Str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4" draw:id="id4" draw:layer="layout" svg:width="1.5cm" svg:height="1.5cm" svg:x="17.5cm" svg:y="20.1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5cm" svg:x="24cm" svg:y="20.1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9" draw:layer="layout" svg:width="3.25cm" svg:height="1cm" svg:x="25.25cm" svg:y="18.85cm">
          <text:p text:style-name="P1"><text:span text:style-name="T1">Integer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11" draw:text-style-name="P10" draw:layer="layout" draw:type="curve" svg:x1="17.719cm" svg:y1="20.369cm" svg:x2="18.781cm" svg:y2="20.369cm" draw:start-shape="id4" draw:start-glue-point="5" draw:end-shape="id4" draw:end-glue-point="11" svg:d="M17719 20369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connector draw:style-name="gr12" draw:text-style-name="P11" xml:id="id7" draw:id="id7" draw:layer="layout" svg:x1="8.5cm" svg:y1="5.75cm" svg:x2="11cm" svg:y2="9.25cm" draw:start-shape="id5" draw:start-glue-point="0" draw:end-shape="id6" draw:end-glue-point="6" svg:d="M8500 5750v3500h2500" svg:viewBox="0 0 2501 3501">
          <text:p text:style-name="P5"><text:span text:style-name="T1">lett</text:span><text:span text:style-name="T1">er, </text:span><text:span text:style-name="T1">_,</text:span></text:p>
          <text:p text:style-name="P5"><text:span text:style-name="T1">di</text:span><text:span text:style-name="T1">git, </text:span><text:span text:style-name="T1">-</text:span></text:p>
        </draw:connector>
        <draw:connector draw:style-name="gr13" draw:text-style-name="P11" draw:layer="layout" svg:x1="8.5cm" svg:y1="9.25cm" svg:x2="11cm" svg:y2="12.85cm" draw:start-shape="id7" draw:start-glue-point="0" draw:end-shape="id8" draw:end-glue-point="6" svg:d="M8500 9250v3600h2500" svg:viewBox="0 0 2501 3601">
          <text:p text:style-name="P5"><text:span text:style-name="T1">=</text:span></text:p>
        </draw:connector>
        <draw:connector draw:style-name="gr14" draw:text-style-name="P11" xml:id="id15" draw:id="id15" draw:layer="layout" svg:x1="15cm" svg:y1="12.85cm" svg:x2="17.5cm" svg:y2="20.9cm" draw:start-shape="id9" draw:start-glue-point="0" draw:end-shape="id4" draw:end-glue-point="6" svg:d="M15000 12850v8050h2500" svg:viewBox="0 0 2501 8051">
          <text:p text:style-name="P5"><text:span text:style-name="T1">digit, +, -</text:span></text:p>
        </draw:connector>
        <draw:custom-shape draw:style-name="gr4" draw:text-style-name="P2" xml:id="id32" draw:id="id32" draw:layer="layout" svg:width="1.5cm" svg:height="1.5cm" svg:x="20.75cm" svg:y="17.85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1.5cm" svg:height="1.5cm" svg:x="24cm" svg:y="22.8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layout" draw:type="curve" svg:x1="24.219cm" svg:y1="23.069cm" svg:x2="25.281cm" svg:y2="23.069cm" draw:start-shape="id10" draw:start-glue-point="5" draw:end-shape="id10" draw:end-glue-point="11" svg:d="M24219 23069c0-1080 1062-1080 1062 0" svg:viewBox="0 0 1063 811">
          <text:p text:style-name="P5"><text:span text:style-name="T1">di</text:span><text:span text:style-name="T1">git</text:span></text:p>
          <text:p text:style-name="P5"><text:span text:style-name="T5"/></text:p>
          <text:p text:style-name="P5"><text:span text:style-name="T5"/></text:p>
        </draw:connector>
        <draw:custom-shape draw:style-name="gr7" draw:text-style-name="P2" xml:id="id33" draw:id="id33" draw:layer="layout" svg:width="1.5cm" svg:height="1.5cm" svg:x="29.5cm" svg:y="22.85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9" draw:layer="layout" svg:width="3.5cm" svg:height="1.25cm" svg:x="30.75cm" svg:y="21.35cm">
          <text:p text:style-name="P1"><text:span text:style-name="T1">Fractiona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13" draw:id="id13" draw:layer="layout" svg:width="1.5cm" svg:height="1.5cm" svg:x="24cm" svg:y="25.854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11" draw:id="id11" draw:layer="layout" svg:x1="19cm" svg:y1="20.9cm" svg:x2="24cm" svg:y2="20.9cm">
          <text:p text:style-name="P7"><text:span text:style-name="T4">Non-numeric</text:span></text:p>
          <text:p text:style-name="P7"><text:span text:style-name="T4">characters</text:span></text:p>
          <text:p text:style-name="P7"><text:span text:style-name="T4"/></text:p>
          <text:p text:style-name="P7"><text:span text:style-name="T4"/></text:p>
        </draw:line>
        <draw:connector draw:style-name="gr17" draw:text-style-name="P11" xml:id="id12" draw:id="id12" draw:layer="layout" svg:x1="21.5cm" svg:y1="20.9cm" svg:x2="24cm" svg:y2="23.6cm" draw:start-shape="id11" draw:start-glue-point="0" draw:end-shape="id10" draw:end-glue-point="6" svg:d="M21500 20900v2700h2500" svg:viewBox="0 0 2501 2701">
          <text:p text:style-name="P12"><text:span text:style-name="T1">de</text:span><text:span text:style-name="T1">ci</text:span><text:span text:style-name="T1">m</text:span><text:span text:style-name="T1">al</text:span></text:p>
          <text:p text:style-name="P12"><text:span text:style-name="T1">po</text:span><text:span text:style-name="T1">int</text:span></text:p>
        </draw:connector>
        <draw:connector draw:style-name="gr18" draw:text-style-name="P11" draw:layer="layout" svg:x1="21.5cm" svg:y1="23.6cm" svg:x2="24cm" svg:y2="26.604cm" draw:start-shape="id12" draw:start-glue-point="0" draw:end-shape="id13" draw:end-glue-point="6" svg:d="M21500 23600v3004h2500" svg:viewBox="0 0 2501 3005">
          <text:p text:style-name="P5"><text:span text:style-name="T1">E, e</text:span></text:p>
        </draw:connector>
        <draw:custom-shape draw:style-name="gr4" draw:text-style-name="P2" xml:id="id14" draw:id="id14" draw:layer="layout" svg:width="1.5cm" svg:height="1.5cm" svg:x="28cm" svg:y="25.854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25.5cm" svg:y1="26.604cm" svg:x2="28cm" svg:y2="26.604cm">
          <text:p text:style-name="P5"><text:span text:style-name="T1">digit</text:span></text:p>
          <text:p text:style-name="P5"><text:span text:style-name="T4"/></text:p>
        </draw:line>
        <draw:custom-shape draw:style-name="gr4" draw:text-style-name="P2" draw:layer="layout" svg:width="1.5cm" svg:height="1.5cm" svg:x="26cm" svg:y="27.854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25.25cm" svg:y1="27.104cm" svg:x2="26.25cm" svg:y2="28.104cm">
          <text:p text:style-name="P5"><text:span text:style-name="T1">+, -</text:span></text:p>
          <text:p text:style-name="P5"><text:span text:style-name="T5"/></text:p>
        </draw:line>
        <draw:connector draw:style-name="gr20" draw:text-style-name="P10" draw:layer="layout" draw:type="curve" svg:x1="28.219cm" svg:y1="26.073cm" svg:x2="29.281cm" svg:y2="26.073cm" draw:start-shape="id14" draw:start-glue-point="5" draw:end-shape="id14" draw:end-glue-point="11" svg:d="M28219 26073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line draw:style-name="gr21" draw:text-style-name="P11" draw:layer="layout" svg:x1="27.25cm" svg:y1="28.104cm" svg:x2="28.25cm" svg:y2="27.104cm">
          <text:p text:style-name="P5"><text:span text:style-name="T1">digit</text:span></text:p>
          <text:p text:style-name="P5"><text:span text:style-name="T1"/></text:p>
        </draw:line>
        <draw:custom-shape draw:style-name="gr7" draw:text-style-name="P2" xml:id="id34" draw:id="id34" draw:layer="layout" svg:width="1.5cm" svg:height="1.5cm" svg:x="33.5cm" svg:y="25.85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2" draw:text-style-name="P9" draw:layer="layout" svg:width="3.5cm" svg:height="2cm" svg:x="34.75cm" svg:y="23.6cm">
          <text:p text:style-name="P1"><text:span text:style-name="T1">Fra</text:span><text:span text:style-name="T1">ctio</text:span><text:span text:style-name="T1">nal </text:span><text:span text:style-name="T1">&amp; </text:span><text:span text:style-name="T1">Exp</text:span><text:span text:style-name="T1">one</text:span><text:span text:style-name="T1">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5540.02998500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3" draw:text-style-name="P10" draw:layer="layout" svg:x1="24.75cm" svg:y1="24.35cm" svg:x2="24.75cm" svg:y2="25.854cm">
          <text:p text:style-name="P5"><text:span text:style-name="T1">E, e</text:span></text:p>
          <text:p text:style-name="P5"><text:span text:style-name="T1"/></text:p>
        </draw:line>
        <draw:custom-shape draw:style-name="gr4" draw:text-style-name="P2" xml:id="id16" draw:id="id16" draw:layer="layout" svg:width="1.5cm" svg:height="1.5cm" svg:x="17.5cm" svg:y="31.241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svg:x1="15cm" svg:y1="20.9cm" svg:x2="17.5cm" svg:y2="31.991cm" draw:start-shape="id15" draw:start-glue-point="0" draw:end-shape="id16" draw:end-glue-point="6" svg:d="M15000 20900v11091h2500" svg:viewBox="0 0 2501 11092">
          <text:p text:style-name="P12"><text:span text:style-name="T1">[</text:span></text:p>
        </draw:connector>
        <draw:line draw:style-name="gr5" draw:text-style-name="P6" xml:id="id19" draw:id="id19" draw:layer="layout" svg:x1="19cm" svg:y1="31.991cm" svg:x2="24cm" svg:y2="31.991cm">
          <text:p text:style-name="P7"><text:span text:style-name="T1">“</text:span><text:span text:style-name="T5"> <text:s text:c="5"/></text:span></text:p>
          <text:p text:style-name="P5"><text:span text:style-name="T4"/></text:p>
        </draw:line>
        <draw:custom-shape draw:style-name="gr4" draw:text-style-name="P2" xml:id="id17" draw:id="id17" draw:layer="layout" svg:width="1.5cm" svg:height="1.5cm" svg:x="24cm" svg:y="31.241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curve" svg:x1="24.219cm" svg:y1="31.46cm" svg:x2="25.281cm" svg:y2="31.46cm" draw:start-shape="id17" draw:start-glue-point="5" draw:end-shape="id17" draw:end-glue-point="11" svg:d="M24219 31460c0-1080 1062-1080 1062 0" svg:viewBox="0 0 1063 811">
          <text:p text:style-name="P3"><text:span text:style-name="T1">Character </text:span><text:span text:style-name="T1">that are </text:span><text:span text:style-name="T1">not </text:span><text:span text:style-name="T2">“, \,</text:span></text:p>
          <text:p text:style-name="P3"><text:span text:style-name="T1">\0x00~\</text:span><text:span text:style-name="T1">0x08, \</text:span><text:span text:style-name="T1">0x0A~\</text:span><text:span text:style-name="T1">0x1F, \</text:span><text:span text:style-name="T1">0x7f</text:span></text:p>
          <text:p text:style-name="P3"><text:span text:style-name="T1"/></text:p>
          <text:p text:style-name="P5"><text:span text:style-name="T5"/></text:p>
          <text:p text:style-name="P5"><text:span text:style-name="T5"/></text:p>
        </draw:connector>
        <draw:custom-shape draw:style-name="gr4" draw:text-style-name="P2" draw:layer="layout" svg:width="1.5cm" svg:height="1.5cm" svg:x="29.5cm" svg:y="31.15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25.5cm" svg:y1="31.9cm" svg:x2="29.5cm" svg:y2="31.9cm">
          <text:p text:style-name="P5"><text:span text:style-name="T1">”</text:span></text:p>
          <text:p text:style-name="P5"><text:span text:style-name="T4"/></text:p>
        </draw:line>
        <draw:custom-shape draw:style-name="gr4" draw:text-style-name="P2" xml:id="id20" draw:id="id20" draw:layer="layout" svg:width="1.5cm" svg:height="1.5cm" svg:x="26.75cm" svg:y="33.4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8.25cm" svg:y1="33.9cm" svg:x2="29.75cm" svg:y2="32.4cm">
          <text:p text:style-name="P5"><text:span text:style-name="T1">comma</text:span></text:p>
          <text:p text:style-name="P5"><text:span text:style-name="T1"/></text:p>
        </draw:line>
        <draw:line draw:style-name="gr26" draw:text-style-name="P13" draw:layer="layout" svg:x1="25.25cm" svg:y1="32.65cm" svg:x2="26.75cm" svg:y2="33.9cm">
          <text:p text:style-name="P5"><text:span text:style-name="T1">“</text:span></text:p>
          <text:p text:style-name="P5"><text:span text:style-name="T5"/></text:p>
        </draw:line>
        <draw:custom-shape draw:style-name="gr7" draw:text-style-name="P2" xml:id="id35" draw:id="id35" draw:layer="layout" svg:width="1.5cm" svg:height="1.5cm" svg:x="33.5cm" svg:y="31.15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6" draw:layer="layout" svg:x1="31cm" svg:y1="31.9cm" svg:x2="33.5cm" svg:y2="31.9cm">
          <text:p text:style-name="P5"><text:span text:style-name="T1">]</text:span></text:p>
          <text:p text:style-name="P5"><text:span text:style-name="T4"/></text:p>
        </draw:line>
        <draw:custom-shape draw:style-name="gr16" draw:text-style-name="P9" draw:layer="layout" svg:width="3.5cm" svg:height="1.25cm" svg:x="34.75cm" svg:y="29.65cm">
          <text:p text:style-name="P1"><text:span text:style-name="T1">Str</text:span><text:span text:style-name="T1">in</text:span><text:span text:style-name="T1">g </text:span><text:span text:style-name="T1">arr</text:span><text:span text:style-name="T1">a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18" draw:id="id18" draw:layer="layout" svg:width="1.5cm" svg:height="1.5cm" svg:x="24cm" svg:y="38.3cm">
          <text:p text:style-name="P1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curve" svg:x1="24.219cm" svg:y1="38.519cm" svg:x2="25.281cm" svg:y2="38.519cm" draw:start-shape="id18" draw:start-glue-point="5" draw:end-shape="id18" draw:end-glue-point="11" svg:d="M24219 38519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connector draw:style-name="gr27" draw:text-style-name="P14" draw:layer="layout" svg:x1="21.5cm" svg:y1="31.991cm" svg:x2="24cm" svg:y2="39.05cm" draw:start-shape="id19" draw:start-glue-point="0" draw:end-shape="id18" draw:end-glue-point="6" svg:d="M21500 31991v7059h2500" svg:viewBox="0 0 2501 7060">
          <text:p text:style-name="P3"><text:span text:style-name="T1">digit, +, -</text:span></text:p>
        </draw:connector>
        <draw:custom-shape draw:style-name="gr4" draw:text-style-name="P2" draw:layer="layout" svg:width="1.5cm" svg:height="1.5cm" svg:x="24cm" svg:y="41.8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24" draw:id="id24" draw:layer="layout" svg:x1="25.5cm" svg:y1="39.05cm" svg:x2="30.5cm" svg:y2="39.05cm">
          <text:p text:style-name="P7"><text:span text:style-name="T1">]</text:span><text:span text:style-name="T5"> <text:s/></text:span></text:p>
          <text:p text:style-name="P5"><text:span text:style-name="T4"/></text:p>
        </draw:line>
        <draw:custom-shape draw:style-name="gr4" draw:text-style-name="P2" xml:id="id21" draw:id="id21" draw:layer="layout" svg:width="1.5cm" svg:height="1.5cm" svg:x="27.75cm" svg:y="35.85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5cm" svg:x="30.5cm" svg:y="38.35cm">
          <text:p text:style-name="P1"><text:span text:style-name="T1">26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9" draw:layer="layout" svg:width="3.5cm" svg:height="1.25cm" svg:x="31.75cm" svg:y="36.85cm">
          <text:p text:style-name="P1"><text:span text:style-name="T1">Integer arra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8" draw:text-style-name="P15" draw:layer="layout" draw:type="curve" svg:x1="26.969cm" svg:y1="33.619cm" svg:x2="28.031cm" svg:y2="33.619cm" draw:start-shape="id20" draw:start-glue-point="5" draw:end-shape="id20" draw:end-glue-point="11" svg:d="M26969 33619c0-1080 1062-1080 1062 0" svg:viewBox="0 0 1063 811">
          <text:p text:style-name="P3"><text:span text:style-name="T1">sp</text:span><text:span text:style-name="T1">ac</text:span><text:span text:style-name="T1">e</text:span></text:p>
          <text:p text:style-name="P3"><text:span text:style-name="T5"/></text:p>
          <text:p text:style-name="P3"><text:span text:style-name="T5"/></text:p>
        </draw:connector>
        <draw:connector draw:style-name="gr29" draw:text-style-name="P15" draw:layer="layout" draw:type="curve" svg:x1="27.969cm" svg:y1="36.069cm" svg:x2="29.031cm" svg:y2="36.069cm" draw:start-shape="id21" draw:start-glue-point="5" draw:end-shape="id21" draw:end-glue-point="11" svg:d="M27969 36069c0-1080 1062-1080 1062 0" svg:viewBox="0 0 1063 811">
          <text:p text:style-name="P3"><text:span text:style-name="T5">sp</text:span><text:span text:style-name="T5">ac</text:span><text:span text:style-name="T5">e</text:span></text:p>
          <text:p text:style-name="P3"><text:span text:style-name="T5"/></text:p>
          <text:p text:style-name="P3"><text:span text:style-name="T5"/></text:p>
        </draw:connector>
        <draw:custom-shape draw:style-name="gr4" draw:text-style-name="P2" xml:id="id26" draw:id="id26" draw:layer="layout" svg:width="1.5cm" svg:height="1.5cm" svg:x="30.5cm" svg:y="46.15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" draw:id="id22" draw:layer="layout" svg:width="1.5cm" svg:height="1.5cm" svg:x="34.5cm" svg:y="46.15cm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2cm" svg:y1="46.9cm" svg:x2="34.5cm" svg:y2="46.9cm">
          <text:p text:style-name="P5"><text:span text:style-name="T1">di</text:span><text:span text:style-name="T1">git</text:span></text:p>
          <text:p text:style-name="P5"><text:span text:style-name="T4"/></text:p>
        </draw:line>
        <draw:custom-shape draw:style-name="gr4" draw:text-style-name="P2" draw:layer="layout" svg:width="1.5cm" svg:height="1.5cm" svg:x="32.5cm" svg:y="48.15cm">
          <text:p text:style-name="P1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31.75cm" svg:y1="47.4cm" svg:x2="32.75cm" svg:y2="48.4cm">
          <text:p text:style-name="P5"><text:span text:style-name="T1">+, </text:span><text:span text:style-name="T1">-</text:span></text:p>
          <text:p text:style-name="P5"><text:span text:style-name="T5"/></text:p>
        </draw:line>
        <draw:connector draw:style-name="gr20" draw:text-style-name="P10" draw:layer="layout" draw:type="curve" svg:x1="34.719cm" svg:y1="46.369cm" svg:x2="35.781cm" svg:y2="46.369cm" draw:start-shape="id22" draw:start-glue-point="5" draw:end-shape="id22" draw:end-glue-point="11" svg:d="M34719 46369c0-1080 1062-1080 1062 0" svg:viewBox="0 0 1063 811">
          <text:p text:style-name="P5"><text:span text:style-name="T1">di</text:span><text:span text:style-name="T1">git</text:span></text:p>
          <text:p text:style-name="P5"><text:span text:style-name="T5"/></text:p>
          <text:p text:style-name="P5"><text:span text:style-name="T5"/></text:p>
        </draw:connector>
        <draw:line draw:style-name="gr21" draw:text-style-name="P10" draw:layer="layout" svg:x1="33.75cm" svg:y1="48.4cm" svg:x2="34.75cm" svg:y2="47.4cm">
          <text:p text:style-name="P5"><text:span text:style-name="T1">di</text:span><text:span text:style-name="T1">git</text:span></text:p>
          <text:p text:style-name="P5"><text:span text:style-name="T5"/></text:p>
        </draw:line>
        <draw:custom-shape draw:style-name="gr4" draw:text-style-name="P2" xml:id="id23" draw:id="id23" draw:layer="layout" svg:width="1.5cm" svg:height="1.5cm" svg:x="30.5cm" svg:y="41.95cm">
          <text:p text:style-name="P1"><text:span text:style-name="T1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layout" draw:type="curve" svg:x1="30.719cm" svg:y1="42.169cm" svg:x2="31.781cm" svg:y2="42.169cm" draw:start-shape="id23" draw:start-glue-point="5" draw:end-shape="id23" draw:end-glue-point="11" svg:d="M30719 42169c0-1080 1062-1080 1062 0" svg:viewBox="0 0 1063 811">
          <text:p text:style-name="P5"><text:span text:style-name="T1">di</text:span><text:span text:style-name="T1">git</text:span></text:p>
          <text:p text:style-name="P5"><text:span text:style-name="T5"/></text:p>
          <text:p text:style-name="P5"><text:span text:style-name="T5"/></text:p>
        </draw:connector>
        <draw:line draw:style-name="gr30" draw:text-style-name="P16" draw:layer="layout" svg:x1="25.25cm" svg:y1="39.55cm" svg:x2="25.25cm" svg:y2="42.05cm">
          <text:p text:style-name="P3"><text:span text:style-name="T1">un</text:span><text:span text:style-name="T1">de</text:span><text:span text:style-name="T1">rli</text:span><text:span text:style-name="T1">ne</text:span></text:p>
          <text:p text:style-name="P3"><text:span text:style-name="T5"/></text:p>
        </draw:line>
        <draw:line draw:style-name="gr31" draw:text-style-name="P10" draw:layer="layout" svg:x1="24.25cm" svg:y1="42.05cm" svg:x2="24.25cm" svg:y2="39.55cm">
          <text:p text:style-name="P5"><text:span text:style-name="T1">di</text:span><text:span text:style-name="T1">git</text:span></text:p>
          <text:p text:style-name="P5"><text:span text:style-name="T5"/></text:p>
        </draw:line>
        <draw:connector draw:style-name="gr32" draw:text-style-name="P14" xml:id="id25" draw:id="id25" draw:layer="layout" svg:x1="28cm" svg:y1="39.05cm" svg:x2="30.5cm" svg:y2="42.7cm" draw:start-shape="id24" draw:start-glue-point="0" draw:end-shape="id23" draw:end-glue-point="6" svg:d="M28000 39050v3650h2500" svg:viewBox="0 0 2501 3651">
          <text:p text:style-name="P3"><text:span text:style-name="T1">de</text:span><text:span text:style-name="T1">ci</text:span><text:span text:style-name="T1">m</text:span><text:span text:style-name="T1">al</text:span></text:p>
          <text:p text:style-name="P3"><text:span text:style-name="T1">po</text:span><text:span text:style-name="T1">int</text:span></text:p>
        </draw:connector>
        <draw:custom-shape draw:style-name="gr7" draw:text-style-name="P2" draw:layer="layout" svg:width="1.5cm" svg:height="1.5cm" svg:x="36cm" svg:y="41.95cm">
          <text:p text:style-name="P1"><text:span text:style-name="T1">29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9" draw:layer="layout" svg:width="3.5cm" svg:height="1.25cm" svg:x="37.25cm" svg:y="40.45cm">
          <text:p text:style-name="P1"><text:span text:style-name="T1">Fractional </text:span><text:span text:style-name="T1">arra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5" draw:text-style-name="P6" draw:layer="layout" svg:x1="32cm" svg:y1="42.7cm" svg:x2="36cm" svg:y2="42.7cm">
          <text:p text:style-name="P5"><text:span text:style-name="T1">]</text:span></text:p>
          <text:p text:style-name="P5"><text:span text:style-name="T4"/></text:p>
        </draw:line>
        <draw:connector draw:style-name="gr33" draw:text-style-name="P14" draw:layer="layout" svg:x1="28cm" svg:y1="42.7cm" svg:x2="30.5cm" svg:y2="46.9cm" draw:start-shape="id25" draw:start-glue-point="0" draw:end-shape="id26" draw:end-glue-point="6" svg:d="M28000 42700v4200h2500" svg:viewBox="0 0 2501 4201">
          <text:p text:style-name="P3"><text:span text:style-name="T1">E, e</text:span></text:p>
        </draw:connector>
        <draw:custom-shape draw:style-name="gr4" draw:text-style-name="P2" xml:id="id27" draw:id="id27" draw:layer="layout" svg:width="1.5cm" svg:height="1.5cm" svg:x="34.25cm" svg:y="39.95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curve" svg:x1="34.469cm" svg:y1="40.169cm" svg:x2="35.531cm" svg:y2="40.169cm" draw:start-shape="id27" draw:start-glue-point="5" draw:end-shape="id27" draw:end-glue-point="11" svg:d="M34469 40169c0-1080 1062-1080 1062 0" svg:viewBox="0 0 1063 811">
          <text:p text:style-name="P3"><text:span text:style-name="T1">space</text:span></text:p>
          <text:p text:style-name="P3"><text:span text:style-name="T5"/></text:p>
          <text:p text:style-name="P3"><text:span text:style-name="T5"/></text:p>
        </draw:connector>
        <draw:custom-shape draw:style-name="gr4" draw:text-style-name="P2" xml:id="id28" draw:id="id28" draw:layer="layout" svg:width="1.5cm" svg:height="1.5cm" svg:x="38cm" svg:y="43.6cm">
          <text:p text:style-name="P1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curve" svg:x1="38.219cm" svg:y1="43.819cm" svg:x2="39.281cm" svg:y2="43.819cm" draw:start-shape="id28" draw:start-glue-point="5" draw:end-shape="id28" draw:end-glue-point="11" svg:d="M38219 43819c0-1080 1062-1080 1062 0" svg:viewBox="0 0 1063 811">
          <text:p text:style-name="P3"><text:span text:style-name="T1">space</text:span></text:p>
          <text:p text:style-name="P3"><text:span text:style-name="T5"/></text:p>
          <text:p text:style-name="P3"><text:span text:style-name="T5"/></text:p>
        </draw:connector>
        <draw:custom-shape draw:style-name="gr7" draw:text-style-name="P2" draw:layer="layout" svg:width="1.5cm" svg:height="1.5cm" svg:x="34.5cm" svg:y="49.65cm">
          <text:p text:style-name="P1"><text:span text:style-name="T1">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9" draw:layer="layout" svg:width="4.393cm" svg:height="2cm" svg:x="36cm" svg:y="47.9cm">
          <text:p text:style-name="P1"><text:span text:style-name="T1">Fractiona</text:span><text:span text:style-name="T1">l &amp; </text:span><text:span text:style-name="T1">Exponen</text:span><text:span text:style-name="T1">t array</text:span></text:p>
          <draw:enhanced-geometry svg:viewBox="0 0 21600 21600" draw:mirror-vertical="false" draw:mirror-horizontal="false" draw:glue-points="10800 0 3160 3160 0 10800 3160 18440 10800 21600 18440 18440 21600 10800 18440 3160 ?f14 ?f15" draw:text-areas="3200 3200 18400 18400" draw:type="round-callout" draw:modifiers="235.958124715521 25540.02998500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5" draw:text-style-name="P11" draw:layer="layout" svg:x1="35.25cm" svg:y1="47.65cm" svg:x2="35.25cm" svg:y2="49.65cm">
          <text:p text:style-name="P5"><text:span text:style-name="T1">]</text:span></text:p>
          <text:p text:style-name="P5"><text:span text:style-name="T1"/></text:p>
        </draw:line>
        <draw:connector draw:style-name="gr35" draw:text-style-name="P15" draw:layer="layout" draw:type="curve" svg:x1="11.219cm" svg:y1="8.719cm" svg:x2="12.281cm" svg:y2="8.719cm" draw:start-shape="id6" draw:start-glue-point="5" draw:end-shape="id6" draw:end-glue-point="11" svg:d="M11219 8719c0-1080 1062-1080 1062 0" svg:viewBox="0 0 1063 811">
          <text:p text:style-name="P3"><text:span text:style-name="T1">letter, _,</text:span></text:p>
          <text:p text:style-name="P3"><text:span text:style-name="T1">digit, -</text:span></text:p>
          <text:p text:style-name="P3"><text:span text:style-name="T5"/></text:p>
          <text:p text:style-name="P3"><text:span text:style-name="T5"/></text:p>
          <text:p text:style-name="P3"><text:span text:style-name="T5"/></text:p>
        </draw:connector>
        <draw:connector draw:style-name="gr36" draw:text-style-name="P6" draw:layer="layout" draw:type="curve" svg:x1="12.5cm" svg:y1="5.75cm" svg:x2="16.5cm" svg:y2="5.75cm" draw:start-shape="id2" draw:start-glue-point="10" draw:end-shape="id29" draw:end-glue-point="6" svg:d="M12500 5750h4000" svg:viewBox="0 0 4001 1">
          <text:p text:style-name="P5"><text:span text:style-name="T4">\n</text:span></text:p>
          <text:p text:style-name="P5"><text:span text:style-name="T4"/></text:p>
        </draw:connector>
        <draw:connector draw:style-name="gr37" draw:text-style-name="P6" draw:layer="layout" draw:type="curve" svg:x1="12.5cm" svg:y1="9.25cm" svg:x2="19cm" svg:y2="9.25cm" draw:start-shape="id6" draw:start-glue-point="10" draw:end-shape="id30" draw:end-glue-point="6" svg:d="M12500 9250h6500" svg:viewBox="0 0 6501 1">
          <text:p text:style-name="P5"><text:span text:style-name="T4">Character </text:span><text:span text:style-name="T4">that are </text:span><text:span text:style-name="T4">not </text:span></text:p>
          <text:p text:style-name="P5"><text:span text:style-name="T4">letter, </text:span><text:span text:style-name="T4">digit, </text:span></text:p>
          <text:p text:style-name="P5"><text:span text:style-name="T4">underscor</text:span><text:span text:style-name="T4">e, and </text:span><text:span text:style-name="T4">dash.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38" draw:text-style-name="P6" draw:layer="layout" draw:type="curve" svg:x1="19cm" svg:y1="12.85cm" svg:x2="24cm" svg:y2="12.85cm" draw:start-shape="id3" draw:start-glue-point="10" draw:end-shape="id31" draw:end-glue-point="6" svg:d="M19000 12850h5000" svg:viewBox="0 0 5001 1">
          <text:p text:style-name="P5"><text:span text:style-name="T4">”</text:span></text:p>
          <text:p text:style-name="P5"><text:span text:style-name="T4"/></text:p>
        </draw:connector>
        <draw:connector draw:style-name="gr39" draw:text-style-name="P6" draw:layer="layout" draw:type="curve" svg:x1="18.781cm" svg:y1="20.369cm" svg:x2="20.969cm" svg:y2="19.131cm" draw:start-shape="id4" draw:start-glue-point="11" draw:end-shape="id32" draw:end-glue-point="7" svg:d="M18781 20369c1642 0 549-1238 2188-1238" svg:viewBox="0 0 2189 1239">
          <text:p text:style-name="P5"><text:span text:style-name="T4">un</text:span><text:span text:style-name="T4">de</text:span><text:span text:style-name="T4">rli</text:span><text:span text:style-name="T4">ne</text:span></text:p>
        </draw:connector>
        <draw:connector draw:style-name="gr40" draw:text-style-name="P6" draw:layer="layout" draw:type="curve" svg:x1="20.75cm" svg:y1="18.6cm" svg:x2="17.719cm" svg:y2="20.369cm" draw:start-shape="id32" draw:start-glue-point="6" draw:end-shape="id4" draw:end-glue-point="5" svg:d="M20750 18600c-2021 0-3031 589-3031 1769" svg:viewBox="0 0 3032 1770">
          <text:p text:style-name="P5"><text:span text:style-name="T4">di</text:span><text:span text:style-name="T4">git</text:span></text:p>
        </draw:connector>
        <draw:connector draw:style-name="gr41" draw:text-style-name="P6" draw:layer="layout" draw:type="curve" svg:x1="25.5cm" svg:y1="23.6cm" svg:x2="29.5cm" svg:y2="23.6cm" draw:start-shape="id10" draw:start-glue-point="10" draw:end-shape="id33" draw:end-glue-point="6" svg:d="M25500 23600h4000" svg:viewBox="0 0 4001 1">
          <text:p text:style-name="P5"><text:span text:style-name="T4">Character</text:span><text:span text:style-name="T4">s other</text:span></text:p>
          <text:p text:style-name="P5"><text:span text:style-name="T4">than </text:span><text:span text:style-name="T4">digits, E, e</text:span></text:p>
          <text:p text:style-name="P5"><text:span text:style-name="T4"/></text:p>
          <text:p text:style-name="P5"><text:span text:style-name="T4"/></text:p>
        </draw:connector>
        <draw:connector draw:style-name="gr42" draw:text-style-name="P15" draw:layer="layout" draw:type="curve" svg:x1="29.5cm" svg:y1="26.604cm" svg:x2="33.5cm" svg:y2="26.6cm" draw:start-shape="id14" draw:start-glue-point="10" draw:end-shape="id34" draw:end-glue-point="6" svg:d="M29500 26604c3001 0 1002-4 4000-4" svg:viewBox="0 0 4001 5">
          <text:p text:style-name="P3"><text:span text:style-name="T4">Character</text:span><text:span text:style-name="T4">s other</text:span></text:p>
          <text:p text:style-name="P3"><text:span text:style-name="T4">than </text:span><text:span text:style-name="T4">digits, E, e</text:span></text:p>
          <text:p text:style-name="P3"><text:span text:style-name="T4"/></text:p>
          <text:p text:style-name="P3"><text:span text:style-name="T4"/></text:p>
        </draw:connector>
        <draw:connector draw:style-name="gr43" draw:text-style-name="P6" draw:layer="layout" draw:type="curve" svg:x1="28.25cm" svg:y1="34.15cm" svg:x2="33.719cm" svg:y2="32.431cm" draw:start-shape="id20" draw:start-glue-point="10" draw:end-shape="id35" draw:end-glue-point="7" svg:d="M28250 34150c3939 0 1205-1719 5469-1719" svg:viewBox="0 0 5470 1720">
          <text:p text:style-name="P5"><text:span text:style-name="T4">]</text:span></text:p>
        </draw:connector>
        <draw:connector draw:style-name="gr44" draw:text-style-name="P6" draw:layer="layout" draw:type="curve" svg:x1="25.25cm" svg:y1="38.55cm" svg:x2="27.969cm" svg:y2="37.131cm" draw:end-shape="id21" draw:end-glue-point="7" svg:d="M25250 38550c1500 0 141-1419 2719-1419" svg:viewBox="0 0 2720 1420">
          <text:p text:style-name="P5"><text:span text:style-name="T4">comma</text:span></text:p>
        </draw:connector>
        <draw:connector draw:style-name="gr45" draw:text-style-name="P6" draw:layer="layout" draw:type="curve" svg:x1="27.969cm" svg:y1="36.069cm" svg:x2="24.219cm" svg:y2="38.519cm" draw:start-shape="id21" draw:start-glue-point="5" draw:end-shape="id18" draw:end-glue-point="5" svg:d="M27969 36069c-2500 0-3750 816-3750 2450" svg:viewBox="0 0 3751 2451">
          <text:p text:style-name="P5"><text:span text:style-name="T4">digit, +, -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46" draw:text-style-name="P6" draw:layer="layout" draw:type="curve" svg:x1="31.781cm" svg:y1="42.169cm" svg:x2="34.469cm" svg:y2="41.231cm" draw:start-shape="id23" draw:start-glue-point="11" draw:end-shape="id27" draw:end-glue-point="7" svg:d="M31781 42169c2017 0 674-938 2688-938" svg:viewBox="0 0 2689 939">
          <text:p text:style-name="P5"><text:span text:style-name="T4">comma</text:span></text:p>
        </draw:connector>
        <draw:connector draw:style-name="gr47" draw:text-style-name="P6" draw:layer="layout" draw:type="curve" svg:x1="34.469cm" svg:y1="40.169cm" svg:x2="30.719cm" svg:y2="42.169cm" draw:start-shape="id27" draw:start-glue-point="5" draw:end-shape="id23" draw:end-glue-point="5" svg:d="M34469 40169c-2500 0-3750 666-3750 2000" svg:viewBox="0 0 3751 2001">
          <text:p text:style-name="P5"><text:span text:style-name="T4">digit, +, -</text:span></text:p>
          <text:p text:style-name="P5"><text:span text:style-name="T4"/></text:p>
          <text:p text:style-name="P5"><text:span text:style-name="T4"/></text:p>
        </draw:connector>
        <draw:connector draw:style-name="gr48" draw:text-style-name="P6" draw:layer="layout" draw:type="curve" svg:x1="35.781cm" svg:y1="46.369cm" svg:x2="38.219cm" svg:y2="44.881cm" draw:start-shape="id22" draw:start-glue-point="11" draw:end-shape="id28" draw:end-glue-point="7" svg:d="M35781 46369c1830 0 611-1488 2438-1488" svg:viewBox="0 0 2439 1489">
          <text:p text:style-name="P5"><text:span text:style-name="T4">comma</text:span></text:p>
        </draw:connector>
        <draw:connector draw:style-name="gr49" draw:text-style-name="P6" draw:layer="layout" draw:type="curve" svg:x1="38.219cm" svg:y1="43.819cm" svg:x2="34.719cm" svg:y2="46.369cm" draw:start-shape="id28" draw:start-glue-point="5" draw:end-shape="id22" draw:end-glue-point="5" svg:d="M38219 43819c-2334 0-3500 850-3500 2550" svg:viewBox="0 0 3501 2551">
          <text:p text:style-name="P5"><text:span text:style-name="T4">digit, +, -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50" draw:text-style-name="P6" draw:layer="layout" draw:type="curve" svg:x1="31.25cm" svg:y1="43.45cm" svg:x2="31.25cm" svg:y2="46.15cm" draw:start-shape="id23" draw:start-glue-point="8" draw:end-shape="id26" draw:end-glue-point="4" svg:d="M31250 43450v2700" svg:viewBox="0 0 1 2701">
          <text:p text:style-name="P5"><text:span text:style-name="T4">E, e</text:span></text:p>
        </draw:connector>
        <draw:custom-shape draw:style-name="gr4" draw:text-style-name="P2" xml:id="id36" draw:id="id36" draw:layer="layout" svg:width="1.5cm" svg:height="1.5cm" svg:x="19.25cm" svg:y="1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7" draw:layer="layout" draw:type="curve" svg:x1="18.25cm" svg:y1="13.6cm" svg:x2="19.25cm" svg:y2="15.75cm" draw:start-shape="id3" draw:start-glue-point="8" draw:end-shape="id36" draw:end-glue-point="6" svg:d="M18250 13600c0 1434 333 2150 1000 2150" svg:viewBox="0 0 1001 2151">
          <text:p text:style-name="P5"><text:span text:style-name="T4">\</text:span></text:p>
        </draw:connector>
        <draw:connector draw:style-name="gr52" draw:text-style-name="P17" draw:layer="layout" draw:type="curve" svg:x1="20cm" svg:y1="15cm" svg:x2="18.781cm" svg:y2="13.381cm" draw:start-shape="id36" draw:start-glue-point="4" draw:end-shape="id3" draw:end-glue-point="9" svg:d="M20000 15000c0-1048-1219-239-1219-1619" svg:viewBox="0 0 1220 1620">
          <text:p text:style-name="P5"><text:span text:style-name="T4">\, “</text:span></text:p>
          <text:p text:style-name="P5"><text:span text:style-name="T4"/></text:p>
        </draw:connector>
        <draw:custom-shape draw:style-name="gr53" draw:text-style-name="P18" draw:layer="layout" svg:width="2.75cm" svg:height="1.25cm" svg:x="21.25cm" svg:y="13.75cm">
          <text:p text:style-name="P5"><text:span text:style-name="T4">Escape </text:span><text:span text:style-name="T4">character</text:span></text:p>
          <draw:enhanced-geometry svg:viewBox="0 0 21600 21600" draw:glue-points="10800 0 0 10800 10800 21600 21600 10800 ?f40 ?f41" draw:text-areas="0 0 21600 21600" draw:type="rectangular-callout" draw:modifiers="-3988.6586695747 30284.89208633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2" draw:display-name="Arrowheads 12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8" draw:display-name="Arrowheads 28" svg:viewBox="0 0 20 20" svg:d="M0 20l10-20 10 20z"/>
    <draw:marker draw:name="Arrowheads_20_4" draw:display-name="Arrowheads 4" svg:viewBox="0 0 20 20" svg:d="M0 20l10-20 10 20z"/>
    <draw:marker draw:name="Arrowheads_20_43" draw:display-name="Arrowheads 43" svg:viewBox="0 0 20 20" svg:d="M0 20l10-20 10 20z"/>
    <draw:marker draw:name="Arrowheads_20_5" draw:display-name="Arrowheads 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08:50:03.490683900</meta:creation-date>
    <dc:date>2023-10-08T11:13:40.238564258</dc:date>
    <meta:editing-duration>PT15H28M12S</meta:editing-duration>
    <meta:editing-cycles>139</meta:editing-cycles>
    <meta:generator>LibreOffice/7.3.7.2$Linux_X86_64 LibreOffice_project/30$Build-2</meta:generator>
    <meta:document-statistic meta:object-count="108"/>
  </office:meta>
</office:document-meta>
</file>